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1" svg:font-family="'Lohit Hindi'"/>
    <style:font-face style:name="Times New Roman1" svg:font-family="'Times New Roman'" style:font-family-generic="roman"/>
    <style:font-face style:name="Ubuntu" svg:font-family="Ubuntu" style:font-family-generic="swiss"/>
    <style:font-face style:name="NeueDemos" svg:font-family="NeueDemos" style:font-family-generic="system"/>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use-window-font-color="true" fo:font-size="11pt" fo:language="de" fo:country="DE" style:font-name-asian="Calibri" style:font-size-asian="11pt" style:font-name-complex="Calibri"/>
    </style:style>
    <style:style style:name="P2" style:family="paragraph" style:parent-style-name="Standard">
      <style:paragraph-properties fo:line-height="150%" fo:text-align="justify" style:justify-single-word="false"/>
      <style:text-properties style:use-window-font-color="true" style:font-name="Times New Roman" fo:language="de" fo:country="DE" style:font-name-asian="Times New Roman" style:font-name-complex="Times New Roman"/>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style:text-properties style:font-name="Times New Roman" fo:language="de" fo:country="DE" style:font-name-asian="Times New Roman" style:font-name-complex="Times New Roman"/>
    </style:style>
    <style:style style:name="P6" style:family="paragraph" style:parent-style-name="Standard">
      <style:paragraph-properties fo:line-height="150%" fo:text-align="justify" style:justify-single-word="false"/>
      <style:text-properties style:font-name="Times New Roman" fo:language="de" fo:country="DE" style:font-name-asian="Times New Roman" style:font-name-complex="Times New Roman"/>
    </style:style>
    <style:style style:name="P7" style:family="paragraph" style:parent-style-name="Standard">
      <style:paragraph-properties fo:margin-left="0cm" fo:margin-right="0cm" fo:line-height="150%" fo:text-align="justify" style:justify-single-word="false" fo:text-indent="0cm" style:auto-text-indent="false"/>
    </style:style>
    <style:style style:name="P8"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text-properties style:font-name="Times New Roman" fo:language="de" fo:country="DE" style:font-name-asian="Times New Roman" style:font-name-complex="Times New Roman"/>
    </style:style>
    <style:style style:name="P10"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language="de" fo:country="DE" style:font-name-asian="Times New Roman" style:font-name-complex="Times New Roman"/>
    </style:style>
    <style:style style:name="P11"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Times New Roman" fo:language="de" fo:country="DE" style:font-name-asian="Times New Roman" style:font-name-complex="Times New Roman"/>
    </style:style>
    <style:style style:name="P12" style:family="paragraph" style:parent-style-name="Standard">
      <style:paragraph-properties fo:margin-left="0cm" fo:margin-right="0cm" fo:line-height="150%" fo:text-align="justify" style:justify-single-word="false" fo:text-indent="0.026cm" style:auto-text-indent="false"/>
    </style:style>
    <style:style style:name="P13" style:family="paragraph" style:parent-style-name="Standard">
      <style:paragraph-properties fo:margin-top="0cm" fo:margin-bottom="0cm" fo:line-height="150%" fo:text-align="justify" style:justify-single-word="false"/>
    </style:style>
    <style:style style:name="P14" style:family="paragraph" style:parent-style-name="Standard">
      <style:paragraph-properties fo:margin-top="0cm" fo:margin-bottom="0cm" fo:line-height="150%" fo:text-align="justify" style:justify-single-word="false"/>
      <style:text-properties style:font-name="Times New Roman" fo:font-size="12pt"/>
    </style:style>
    <style:style style:name="P15" style:family="paragraph" style:parent-style-name="Standard">
      <style:paragraph-properties fo:margin-top="0cm" fo:margin-bottom="0cm" fo:line-height="150%" fo:text-align="justify" style:justify-single-word="false"/>
      <style:text-properties style:font-name="Times New Roman"/>
    </style:style>
    <style:style style:name="P16" style:family="paragraph" style:parent-style-name="Standard">
      <style:paragraph-properties fo:margin-top="0cm" fo:margin-bottom="0cm" fo:line-height="150%" fo:text-align="justify" style:justify-single-word="false"/>
      <style:text-properties style:use-window-font-color="true" style:font-name="Times New Roman" fo:language="de" fo:country="DE" style:font-name-asian="Times New Roman" style:font-name-complex="Times New Roman"/>
    </style:style>
    <style:style style:name="P17" style:family="paragraph" style:parent-style-name="Standard">
      <style:paragraph-properties fo:margin-top="0cm" fo:margin-bottom="0cm" fo:line-height="150%" fo:text-align="justify" style:justify-single-word="false" fo:background-color="#ffffff">
        <style:background-image/>
      </style:paragraph-properties>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Times New Roman" fo:font-size="14pt" fo:language="de" fo:country="DE" fo:font-weight="bold" style:font-name-asian="Times New Roman" style:font-size-asian="14pt" style:font-weight-asian="bold" style:font-name-complex="Times New Roman" style:font-size-complex="14pt"/>
    </style:style>
    <style:style style:name="T2" style:family="text">
      <style:text-properties style:use-window-font-color="true" style:font-name="Times New Roman" fo:font-size="12pt" fo:language="de" fo:country="DE" fo:font-weight="normal" fo:background-color="transparent" style:font-name-asian="Times New Roman" style:font-size-asian="12pt" style:font-weight-asian="normal" style:font-name-complex="Times New Roman" style:font-size-complex="12pt" style:font-weight-complex="normal"/>
    </style:style>
    <style:style style:name="T3" style:family="text">
      <style:text-properties style:use-window-font-color="true" style:font-name="Times New Roman" fo:font-size="12pt" fo:language="de" fo:country="DE" fo:font-weight="normal" style:font-name-asian="Times New Roman" style:font-size-asian="13pt" style:font-weight-asian="normal" style:font-name-complex="Times New Roman" style:font-size-complex="13pt" style:font-weight-complex="normal"/>
    </style:style>
    <style:style style:name="T4" style:family="text">
      <style:text-properties style:use-window-font-color="true" style:font-name="Times New Roman" fo:font-size="12pt" fo:language="de" fo:country="DE" fo:font-weight="normal" style:font-name-asian="Times New Roman" style:font-size-asian="12pt" style:font-weight-asian="normal" style:font-name-complex="Times New Roman" style:font-size-complex="12pt" style:font-weight-complex="normal"/>
    </style:style>
    <style:style style:name="T5" style:family="text">
      <style:text-properties style:use-window-font-color="true" style:font-name="Times New Roman" fo:font-size="12pt" fo:language="de" fo:country="DE" fo:font-weight="normal" style:font-name-asian="Calibri" style:font-size-asian="12pt" style:font-weight-asian="normal" style:font-name-complex="Calibri" style:font-size-complex="12pt" style:font-weight-complex="normal"/>
    </style:style>
    <style:style style:name="T6" style:family="text">
      <style:text-properties style:use-window-font-color="true" style:font-name="Times New Roman" fo:font-size="12pt" fo:language="de" fo:country="DE" style:font-name-asian="Times New Roman" style:font-size-asian="12pt" style:font-name-complex="Times New Roman" style:font-size-complex="12pt"/>
    </style:style>
    <style:style style:name="T7" style:family="text">
      <style:text-properties style:use-window-font-color="true" style:font-name="Times New Roman"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8" style:family="text">
      <style:text-properties style:use-window-font-color="true" style:font-name="Times New Roman"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9" style:family="text">
      <style:text-properties style:use-window-font-color="true" style:font-name="Times New Roman" fo:font-size="12pt" fo:language="de" fo:country="DE" fo:font-style="normal" fo:font-weight="normal" fo:background-color="transparent" style:font-name-asian="Calibri" style:font-size-asian="12pt" style:font-style-asian="normal" style:font-weight-asian="normal" style:font-name-complex="Calibri" style:font-size-complex="12pt" style:font-style-complex="normal" style:font-weight-complex="normal"/>
    </style:style>
    <style:style style:name="T10" style:family="text">
      <style:text-properties style:use-window-font-color="true" style:font-name="Times New Roman"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1" style:family="text">
      <style:text-properties style:use-window-font-color="true" style:font-name="Times New Roman" fo:font-size="12pt" fo:language="de" fo:country="DE"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2" style:family="text">
      <style:text-properties style:use-window-font-color="true" style:font-name="Times New Roman" fo:font-size="12pt" fo:language="de" fo:country="DE" fo:font-style="italic" fo:font-weight="normal" fo:background-color="transparent" style:font-name-asian="Times New Roman" style:font-size-asian="10.5pt" style:font-style-asian="italic" style:font-weight-asian="normal" style:font-name-complex="Times New Roman" style:font-size-complex="12pt" style:font-style-complex="italic" style:font-weight-complex="normal"/>
    </style:style>
    <style:style style:name="T13" style:family="text">
      <style:text-properties style:use-window-font-color="true" style:font-name="Times New Roman" fo:font-size="12pt" fo:language="de" fo:country="DE" fo:font-style="italic" fo:font-weight="normal" fo:background-color="transparent" style:font-name-asian="Times New Roman" style:font-size-asian="12pt" style:font-style-asian="italic" style:font-weight-asian="normal" style:font-name-complex="Times New Roman" style:font-size-complex="12pt" style:font-style-complex="italic" style:font-weight-complex="normal"/>
    </style:style>
    <style:style style:name="T14" style:family="text">
      <style:text-properties style:use-window-font-color="true" style:font-name="Times New Roman" fo:font-size="12pt" fo:language="de" fo:country="DE" fo:font-style="italic" style:font-name-asian="Times New Roman" style:font-size-asian="12pt" style:font-style-asian="italic" style:font-name-complex="Times New Roman" style:font-size-complex="12pt" style:font-style-complex="italic"/>
    </style:style>
    <style:style style:name="T15" style:family="text">
      <style:text-properties style:use-window-font-color="true" style:font-name="Times New Roman" fo:font-size="12pt" fo:language="de" fo:country="DE" fo:font-weight="bold" style:font-name-asian="Times New Roman" style:font-size-asian="12pt" style:font-weight-asian="bold" style:font-name-complex="Times New Roman" style:font-size-complex="12pt" style:font-weight-complex="bold"/>
    </style:style>
    <style:style style:name="T16" style:family="text">
      <style:text-properties style:use-window-font-color="true" style:font-name="Times New Roman" fo:language="de" fo:country="DE" fo:font-weight="normal" fo:background-color="#ffffff" style:font-name-asian="Times New Roman" style:font-weight-asian="normal" style:font-name-complex="Times New Roman" style:font-weight-complex="normal" loext:char-shading-value="0"/>
    </style:style>
    <style:style style:name="T17" style:family="text">
      <style:text-properties style:use-window-font-color="true" style:font-name="Times New Roman" fo:language="de" fo:country="DE" fo:font-weight="normal" style:font-name-asian="Times New Roman" style:font-weight-asian="normal" style:font-name-complex="Times New Roman" style:font-weight-complex="normal"/>
    </style:style>
    <style:style style:name="T18" style:family="text">
      <style:text-properties style:use-window-font-color="true" style:font-name="Times New Roman" fo:language="de" fo:country="DE" fo:font-weight="bold" fo:background-color="#ffffff" style:font-name-asian="Times New Roman" style:font-weight-asian="bold" style:font-name-complex="Times New Roman" style:font-weight-complex="bold" loext:char-shading-value="0"/>
    </style:style>
    <style:style style:name="T19" style:family="text">
      <style:text-properties style:use-window-font-color="true" style:font-name="Times New Roman" fo:language="de" fo:country="DE" fo:font-style="italic" fo:font-weight="normal" fo:background-color="#ffffff" style:font-name-asian="Times New Roman" style:font-style-asian="italic" style:font-weight-asian="normal" style:font-name-complex="Times New Roman" style:font-style-complex="italic" style:font-weight-complex="normal" loext:char-shading-value="0"/>
    </style:style>
    <style:style style:name="T20" style:family="text">
      <style:text-properties style:use-window-font-color="true" style:font-name="Times New Roman" fo:language="de" fo:country="DE" fo:font-style="italic" fo:font-weight="normal" fo:background-color="#ffffff" style:font-name-asian="Times New Roman" style:font-style-asian="italic" style:font-weight-asian="normal" style:font-name-complex="Times New Roman" style:font-style-complex="normal" style:font-weight-complex="normal"/>
    </style:style>
    <style:style style:name="T21" style:family="text">
      <style:text-properties style:use-window-font-color="true" style:font-name="Times New Roman" fo:language="de" fo:country="DE" fo:font-style="italic" fo:font-weight="normal" style:font-name-asian="Times New Roman" style:font-style-asian="italic" style:font-weight-asian="normal" style:font-name-complex="Times New Roman" style:font-style-complex="italic" style:font-weight-complex="normal"/>
    </style:style>
    <style:style style:name="T22" style:family="text">
      <style:text-properties style:use-window-font-color="true" style:font-name="Times New Roman" fo:language="de" fo:country="DE" fo:font-style="italic" style:font-name-asian="Times New Roman" style:font-style-asian="italic" style:font-name-complex="Times New Roman" style:font-style-complex="italic"/>
    </style:style>
    <style:style style:name="T23" style:family="text">
      <style:text-properties style:use-window-font-color="true" style:font-name="Times New Roman" fo:language="de" fo:country="DE" fo:font-style="normal" fo:font-weight="normal" fo:background-color="#ffffff" style:font-name-asian="Calibri" style:font-style-asian="normal" style:font-weight-asian="normal" style:font-name-complex="Calibri" style:font-style-complex="normal" style:font-weight-complex="normal" loext:char-shading-value="0"/>
    </style:style>
    <style:style style:name="T24" style:family="text">
      <style:text-properties style:use-window-font-color="true" style:font-name="Times New Roman" fo:language="de" fo:country="DE" fo:font-style="normal" fo:font-weight="normal" fo:background-color="#ffffff" style:font-name-asian="Times New Roman" style:font-style-asian="normal" style:font-weight-asian="normal" style:font-name-complex="Times New Roman" style:font-style-complex="normal" style:font-weight-complex="normal"/>
    </style:style>
    <style:style style:name="T25" style:family="text">
      <style:text-properties style:use-window-font-color="true" style:font-name="Times New Roman" fo:language="de" fo:country="DE" fo:font-style="normal" fo:font-weight="normal" fo:background-color="#ffffff" style:font-name-asian="Times New Roman" style:font-style-asian="normal" style:font-weight-asian="normal" style:font-name-complex="Times New Roman" style:font-style-complex="normal" style:font-weight-complex="normal" loext:char-shading-value="0"/>
    </style:style>
    <style:style style:name="T26" style:family="text">
      <style:text-properties style:use-window-font-color="true" style:font-name="Times New Roman" fo:language="de" fo:country="DE" fo:font-style="normal" fo:font-weight="normal" fo:background-color="#ffffff" style:font-name-asian="Times New Roman" style:font-style-asian="normal" style:font-weight-asian="normal" style:font-name-complex="Times New Roman" style:font-style-complex="normal" style:font-weight-complex="normal" loext:char-shading-value="0"/>
    </style:style>
    <style:style style:name="T27" style:family="text">
      <style:text-properties style:use-window-font-color="true" style:font-name="Times New Roman" fo:language="de" fo:country="DE" fo:font-style="normal" fo:font-weight="normal" fo:background-color="transparent" style:font-name-asian="Times New Roman" style:font-style-asian="normal" style:font-weight-asian="normal" style:font-name-complex="Times New Roman" style:font-style-complex="normal" style:font-weight-complex="normal" loext:char-shading-value="0"/>
    </style:style>
    <style:style style:name="T28" style:family="text">
      <style:text-properties style:use-window-font-color="true" style:font-name="Times New Roman" fo:language="de" fo:country="DE" fo:font-style="normal" fo:font-weight="normal" fo:background-color="transparent" style:font-name-asian="Calibri" style:font-style-asian="normal" style:font-weight-asian="normal" style:font-name-complex="Calibri" style:font-style-complex="normal" style:font-weight-complex="normal" loext:char-shading-value="0"/>
    </style:style>
    <style:style style:name="T29" style:family="text">
      <style:text-properties style:use-window-font-color="true" style:font-name="Times New Roman" fo:language="de" fo:country="DE" fo:font-style="normal" style:font-name-asian="Times New Roman" style:font-style-asian="normal" style:font-name-complex="Times New Roman" style:font-style-complex="normal"/>
    </style:style>
    <style:style style:name="T30" style:family="text">
      <style:text-properties style:use-window-font-color="true" style:font-name="Times New Roman" fo:language="de" fo:country="DE" fo:background-color="transparent" style:font-name-asian="Times New Roman" style:font-name-complex="Times New Roman"/>
    </style:style>
    <style:style style:name="T31" style:family="text">
      <style:text-properties style:use-window-font-color="true" style:font-name="Times New Roman" fo:language="de" fo:country="DE" style:font-name-asian="Times New Roman" style:font-name-complex="Times New Roman"/>
    </style:style>
    <style:style style:name="T32" style:family="text">
      <style:text-properties style:use-window-font-color="true" style:font-name="Times New Roman" fo:font-size="13pt" fo:language="de" fo:country="DE" fo:font-weight="normal" style:font-name-asian="Times New Roman" style:font-size-asian="13pt" style:font-weight-asian="normal" style:font-name-complex="Times New Roman" style:font-size-complex="13pt" style:font-weight-complex="normal"/>
    </style:style>
    <style:style style:name="T33"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fo:background-color="transparent"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34"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fo:background-color="#ffffff" style:font-name-asian="Ubuntu" style:font-size-asian="12pt" style:font-style-asian="normal" style:font-weight-asian="normal" style:font-name-complex="Ubuntu" style:font-size-complex="12pt" style:font-style-complex="normal" style:font-weight-complex="normal" style:text-emphasize="none" style:text-overline-style="none" style:text-overline-color="font-color"/>
    </style:style>
    <style:style style:name="T35"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fo:background-color="#ffffff" style:font-name-asian="Ubuntu" style:font-size-asian="12pt" style:font-style-asian="normal" style:font-weight-asian="normal" style:font-name-complex="Ubuntu" style:font-size-complex="12pt" style:language-complex="ar" style:country-complex="SA" style:font-style-complex="normal" style:font-weight-complex="normal" style:text-emphasize="none" style:text-overline-style="none" style:text-overline-color="font-color"/>
    </style:style>
    <style:style style:name="T36"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fo:background-color="transparent"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37"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fo:background-color="transparent"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loext:char-shading-value="0"/>
    </style:style>
    <style:style style:name="T38"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39"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fo:background-color="#ffffff"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40" style:family="text">
      <style:text-properties style:use-window-font-color="true" style:font-name="Times New Roman" fo:font-size="12pt" fo:language="de" fo:country="DE" style:font-name-asian="Times New Roman" style:font-size-asian="12pt" style:font-name-complex="Times New Roman" style:font-size-complex="12pt"/>
    </style:style>
    <style:style style:name="T41" style:family="text">
      <style:text-properties style:use-window-font-color="true" style:font-name="Times New Roman" fo:font-size="12pt" fo:language="de" fo:country="DE" fo:font-style="italic" fo:font-weight="normal" fo:background-color="transparent" style:font-name-asian="Times New Roman" style:font-size-asian="12pt" style:font-style-asian="italic" style:font-weight-asian="normal" style:font-name-complex="Times New Roman" style:font-size-complex="12pt" style:font-style-complex="italic" style:font-weight-complex="normal"/>
    </style:style>
    <style:style style:name="T42" style:family="text">
      <style:text-properties style:use-window-font-color="true" style:font-name="Times New Roman" fo:font-size="12pt" fo:language="de" fo:country="DE" fo:font-style="normal" fo:font-weight="normal" fo:background-color="transparent" style:font-name-asian="Calibri" style:font-size-asian="12pt" style:font-style-asian="normal" style:font-weight-asian="normal" style:font-name-complex="Calibri" style:font-size-complex="12pt" style:font-style-complex="normal" style:font-weight-complex="normal"/>
    </style:style>
    <style:style style:name="T43" style:family="text">
      <style:text-properties style:use-window-font-color="true" style:font-name="Times New Roman" fo:font-size="12pt" fo:language="de" fo:country="DE" fo:font-weight="normal" style:font-name-asian="Calibri" style:font-size-asian="12pt" style:font-weight-asian="normal" style:font-name-complex="Calibri" style:font-size-complex="12pt" style:font-weight-complex="normal"/>
    </style:style>
    <style:style style:name="T44" style:family="text">
      <style:text-properties style:use-window-font-color="true" fo:language="de" fo:country="DE" fo:font-style="normal" style:font-name-asian="Times New Roman" style:font-style-asian="normal" style:font-name-complex="Times New Roman" style:font-style-complex="normal"/>
    </style:style>
    <style:style style:name="T45" style:family="text">
      <style:text-properties style:use-window-font-color="true"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46" style:family="text">
      <style:text-properties style:use-window-font-color="true" fo:language="de" fo:country="DE" fo:font-style="normal" fo:font-weight="normal" fo:background-color="transparent" style:font-name-asian="Times New Roman" style:font-size-asian="12pt" style:font-style-asian="normal" style:font-weight-asian="normal" style:font-name-complex="Times New Roman2" style:font-size-complex="12pt" style:font-style-complex="normal" style:font-weight-complex="normal"/>
    </style:style>
    <style:style style:name="T47" style:family="text">
      <style:text-properties style:use-window-font-color="true" fo:language="de" fo:country="DE" fo:font-style="italic" fo:font-weight="normal" fo:background-color="transparent" style:font-name-asian="Times New Roman" style:font-size-asian="12pt" style:font-style-asian="italic" style:font-weight-asian="normal" style:font-name-complex="Times New Roman" style:font-size-complex="12pt" style:font-style-complex="italic" style:font-weight-complex="normal"/>
    </style:style>
    <style:style style:name="T48" style:family="text">
      <style:text-properties style:use-window-font-color="true" fo:language="de" fo:country="DE" fo:font-style="italic" fo:font-weight="normal" fo:background-color="transparent" style:font-name-asian="Times New Roman" style:font-size-asian="12pt" style:font-style-asian="italic" style:font-weight-asian="normal" style:font-name-complex="Times New Roman2" style:font-size-complex="12pt" style:font-style-complex="italic" style:font-weight-complex="normal"/>
    </style:style>
    <style:style style:name="T49" style:family="text">
      <style:text-properties style:use-window-font-color="true" style:font-name="Times New Roman1"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50" style:family="text">
      <style:text-properties style:use-window-font-color="true" style:font-name="Times New Roman1" fo:font-size="12pt" fo:language="de" fo:country="DE" fo:font-style="italic" fo:font-weight="normal" fo:background-color="transparent" style:font-name-asian="Times New Roman" style:font-size-asian="12pt" style:font-style-asian="italic" style:font-weight-asian="normal" style:font-name-complex="Times New Roman" style:font-size-complex="12pt" style:font-style-complex="italic" style:font-weight-complex="normal"/>
    </style:style>
    <style:style style:name="T51" style:family="text">
      <style:text-properties style:use-window-font-color="true" fo:font-size="12pt" fo:language="de" fo:country="DE" fo:font-style="italic" fo:font-weight="normal" fo:background-color="transparent" style:font-name-asian="Times New Roman" style:font-size-asian="12pt" style:font-style-asian="italic" style:font-weight-asian="normal" style:font-name-complex="Times New Roman2" style:font-size-complex="12pt" style:font-style-complex="italic" style:font-weight-complex="normal"/>
    </style:style>
    <style:style style:name="T52" style:family="text">
      <style:text-properties style:use-window-font-color="true" fo:font-size="15pt" fo:font-weight="bold" style:font-size-asian="15pt" style:font-weight-asian="bold" style:font-size-complex="15pt" style:font-weight-complex="bold"/>
    </style:style>
    <style:style style:name="T53"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true" fo:background-color="transparent"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54"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55"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true" fo:background-color="#ffff00"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56"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true" fo:background-color="#ffff00" style:font-name-asian="Cambria Math" style:font-size-asian="12pt" style:font-style-asian="normal" style:font-weight-asian="normal" style:font-name-complex="Cambria Math" style:font-size-complex="12pt" style:font-style-complex="normal" style:font-weight-complex="normal" style:text-emphasize="none" style:text-overline-style="none" style:text-overline-color="font-color"/>
    </style:style>
    <style:style style:name="T57"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true" fo:background-color="#ffffff"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T58"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false" fo:background-color="#ffffff" style:font-name-asian="Times New Roman" style:font-size-asian="12pt" style:font-style-asian="normal" style:font-weight-asian="normal" style:font-name-complex="NeueDemos" style:font-size-complex="12pt" style:language-complex="ar" style:country-complex="SA" style:font-style-complex="normal" style:font-weight-complex="normal" style:text-emphasize="none" style:text-overline-style="none" style:text-overline-color="font-color"/>
    </style:style>
    <style:style style:name="T59" style:family="text">
      <style:text-properties fo:color="#000000" style:text-outline="false" style:text-line-through-style="none" style:font-name="Times New Roman" fo:font-size="12pt" fo:letter-spacing="normal" fo:font-style="normal" fo:text-shadow="none" style:text-underline-style="none" fo:font-weight="normal" style:letter-kerning="true" fo:background-color="#ffffff" style:font-name-asian="Ubuntu" style:font-size-asian="12pt" style:font-style-asian="normal" style:font-weight-asian="normal" style:font-name-complex="Ubuntu" style:font-size-complex="12pt" style:font-style-complex="normal" style:font-weight-complex="normal" style:text-emphasize="none" style:text-overline-style="none" style:text-overline-color="font-color"/>
    </style:style>
    <style:style style:name="T60" style:family="text">
      <style:text-properties fo:color="#000000" style:text-outline="false" style:text-line-through-style="none" fo:font-size="12pt" fo:letter-spacing="normal" fo:font-style="normal" fo:text-shadow="none" style:text-underline-style="none" fo:font-weight="normal" style:letter-kerning="false" fo:background-color="#ffffff" style:font-size-asian="12pt" style:font-style-asian="normal" style:font-weight-asian="normal" style:font-name-complex="NeueDemos" style:font-size-complex="12pt" style:language-complex="ar" style:country-complex="SA" style:font-style-complex="normal" style:font-weight-complex="normal" style:text-emphasize="none" style:text-overline-style="none" style:text-overline-color="font-color"/>
    </style:style>
    <style:style style:name="T61" style:family="text">
      <style:text-properties fo:color="#000000" style:text-outline="false" style:text-line-through-style="none" fo:font-size="12pt" fo:letter-spacing="normal" fo:font-style="normal" fo:text-shadow="none" style:text-underline-style="none" fo:font-weight="normal" style:letter-kerning="false" fo:background-color="#ffffff" style:font-size-asian="12pt" style:font-style-asian="normal" style:font-weight-asian="normal" style:font-size-complex="12pt" style:language-complex="ar" style:country-complex="SA" style:font-style-complex="normal" style:font-weight-complex="normal" style:text-emphasize="none" style:text-overline-style="none" style:text-overline-color="font-color"/>
    </style:style>
    <style:style style:name="T62" style:family="text">
      <style:text-properties fo:color="#000000" style:text-outline="false" style:text-line-through-style="none" fo:font-size="12pt" fo:letter-spacing="normal" fo:font-style="normal" fo:text-shadow="none" style:text-underline-style="none" fo:font-weight="normal" style:letter-kerning="true" fo:background-color="#ffffff" style:font-size-asian="12pt" style:font-style-asian="normal" style:font-weight-asian="normal" style:font-size-complex="12pt" style:font-style-complex="normal" style:font-weight-complex="normal" style:text-emphasize="none" style:text-overline-style="none" style:text-overline-color="font-color"/>
    </style:style>
    <style:style style:name="T63" style:family="text">
      <style:text-properties fo:color="#000000" style:text-outline="false" style:text-line-through-style="none" fo:font-size="12pt" fo:letter-spacing="normal" fo:font-style="normal" fo:text-shadow="none" style:text-underline-style="none" fo:font-weight="normal" style:letter-kerning="true" fo:background-color="#ffffff"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T64" style:family="text">
      <style:text-properties fo:color="#000000" style:text-outline="false" style:text-line-through-style="none" fo:font-size="12pt" fo:letter-spacing="normal" fo:font-style="normal" fo:text-shadow="none" style:text-underline-style="none" fo:font-weight="normal" style:letter-kerning="true" fo:background-color="transparent"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T65" style:family="text">
      <style:text-properties fo:color="#000000" style:font-name="Times New Roman" fo:language="de" fo:country="DE" fo:font-weight="normal" fo:background-color="#ffffff" style:font-name-asian="Times New Roman" style:font-weight-asian="normal" style:font-name-complex="Times New Roman" style:font-weight-complex="normal" loext:char-shading-value="0"/>
    </style:style>
    <style:style style:name="T66" style:family="text">
      <style:text-properties fo:color="#000000" style:font-name="Times New Roman" fo:language="de" fo:country="DE" fo:font-weight="normal" style:font-name-asian="Times New Roman" style:font-weight-asian="normal" style:font-name-complex="Times New Roman" style:font-weight-complex="normal"/>
    </style:style>
    <style:style style:name="T67" style:family="text">
      <style:text-properties fo:color="#000000" style:font-name="Times New Roman" fo:language="de" fo:country="DE" fo:font-style="normal" fo:font-weight="normal" fo:background-color="#ffffff" style:font-name-asian="Times New Roman" style:font-style-asian="normal" style:font-weight-asian="normal" style:font-name-complex="Times New Roman" style:font-style-complex="normal" style:font-weight-complex="normal" loext:char-shading-value="0"/>
    </style:style>
    <style:style style:name="T68" style:family="text">
      <style:text-properties fo:color="#000000" style:font-name="Times New Roman" fo:language="de" fo:country="DE" fo:font-style="normal" fo:font-weight="normal" fo:background-color="transparent" style:font-name-asian="Times New Roman" style:font-style-asian="normal" style:font-weight-asian="normal" style:font-name-complex="Times New Roman" style:font-style-complex="normal" style:font-weight-complex="normal"/>
    </style:style>
    <style:style style:name="T69" style:family="text">
      <style:text-properties fo:color="#000000" style:font-name="Times New Roman" fo:language="de" fo:country="DE" fo:font-style="italic" fo:font-weight="normal" fo:background-color="#ffffff" style:font-name-asian="Times New Roman" style:font-style-asian="italic" style:font-weight-asian="normal" style:font-name-complex="Times New Roman" style:font-style-complex="italic" style:font-weight-complex="normal" loext:char-shading-value="0"/>
    </style:style>
    <style:style style:name="T70" style:family="text">
      <style:text-properties fo:color="#000000" style:font-name="Times New Roman"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71" style:family="text">
      <style:text-properties fo:color="#000000" style:font-name="Times New Roman"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72" style:family="text">
      <style:text-properties fo:color="#000000" style:font-name="Times New Roman"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73" style:family="text">
      <style:text-properties fo:color="#000000" style:font-name="Times New Roman" fo:font-size="12pt" fo:language="de" fo:country="DE" fo:font-style="normal" fo:font-weight="normal" fo:background-color="transparent" style:font-name-asian="Calibri" style:font-size-asian="12pt" style:font-style-asian="normal" style:font-weight-asian="normal" style:font-name-complex="Calibri" style:font-size-complex="12pt" style:font-style-complex="normal" style:font-weight-complex="normal"/>
    </style:style>
    <style:style style:name="T74" style:family="text">
      <style:text-properties fo:color="#000000" style:font-name="Times New Roman" fo:font-size="12pt" fo:language="de" fo:country="DE" fo:font-style="normal" fo:font-weight="normal" fo:background-color="transparent" style:font-name-asian="Calibri" style:font-size-asian="12pt" style:font-style-asian="normal" style:font-weight-asian="normal" style:font-name-complex="Calibri" style:font-size-complex="12pt" style:font-style-complex="normal" style:font-weight-complex="normal" loext:char-shading-value="0"/>
    </style:style>
    <style:style style:name="T75" style:family="text">
      <style:text-properties fo:color="#000000" style:font-name="Times New Roman" fo:font-size="12pt" fo:language="de" fo:country="DE" fo:font-style="normal" fo:font-weight="normal" fo:background-color="#ffffff"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76" style:family="text">
      <style:text-properties fo:color="#000000" style:font-name="Times New Roman" fo:font-size="12pt" fo:language="de" fo:country="DE" fo:font-style="normal" fo:font-weight="normal" fo:background-color="#ffffff"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77" style:family="text">
      <style:text-properties fo:color="#000000" style:font-name="Times New Roman" fo:font-size="12pt" fo:language="de" fo:country="DE" fo:font-style="normal" fo:font-weight="normal" fo:background-color="#ffffff"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78" style:family="text">
      <style:text-properties fo:color="#000000" style:font-name="Times New Roman"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79" style:family="text">
      <style:text-properties fo:color="#000000" style:font-name="Times New Roman" fo:font-size="12pt" fo:language="de" fo:country="DE" fo:font-style="italic" fo:font-weight="normal" fo:background-color="transparent" style:font-name-asian="Times New Roman" style:font-size-asian="12pt" style:font-style-asian="italic" style:font-weight-asian="normal" style:font-name-complex="Times New Roman" style:font-size-complex="12pt" style:font-style-complex="italic" style:font-weight-complex="normal"/>
    </style:style>
    <style:style style:name="T80" style:family="text">
      <style:text-properties fo:color="#000000" style:font-name="Times New Roman" fo:font-size="12pt" fo:language="de" fo:country="DE" fo:font-weight="normal" style:font-name-asian="Times New Roman" style:font-size-asian="12pt" style:font-weight-asian="normal" style:font-name-complex="Times New Roman" style:font-size-complex="12pt" style:font-weight-complex="normal"/>
    </style:style>
    <style:style style:name="T81" style:family="text">
      <style:text-properties fo:color="#000000" fo:font-size="12pt" fo:font-style="normal" fo:background-color="transparent" style:font-name-asian="Calibri" style:font-size-asian="12pt" style:font-style-asian="normal" style:font-name-complex="Calibri" style:font-size-complex="12pt" style:font-style-complex="normal" loext:char-shading-value="0"/>
    </style:style>
    <style:style style:name="T82" style:family="text">
      <style:text-properties fo:color="#000000" fo:font-size="12pt" fo:font-style="normal" fo:font-weight="normal" fo:background-color="transparent" style:font-size-asian="12pt" style:font-style-asian="normal" style:font-weight-asian="normal" style:font-size-complex="12pt" style:font-style-complex="normal" style:font-weight-complex="normal"/>
    </style:style>
    <style:style style:name="T83" style:family="text">
      <style:text-properties fo:color="#000000" fo:font-size="12pt" fo:language="de" fo:country="DE" fo:font-style="italic" fo:font-weight="normal" fo:background-color="transparent" style:font-name-asian="Times New Roman" style:font-size-asian="12pt" style:font-style-asian="italic" style:font-weight-asian="normal" style:font-name-complex="Times New Roman2" style:font-size-complex="12pt" style:font-style-complex="italic" style:font-weight-complex="normal"/>
    </style:style>
    <style:style style:name="T84" style:family="text">
      <style:text-properties fo:color="#000000" fo:font-size="12pt" fo:language="de" fo:country="DE" fo:font-style="normal" fo:font-weight="normal" fo:background-color="transparent" style:font-name-asian="Times New Roman" style:font-size-asian="12pt" style:font-style-asian="normal" style:font-weight-asian="normal" style:font-name-complex="Times New Roman2" style:font-size-complex="12pt" style:font-style-complex="normal" style:font-weight-complex="normal"/>
    </style:style>
    <style:style style:name="T85" style:family="text">
      <style:text-properties fo:color="#000000" fo:font-size="12pt" fo:language="de" fo:country="DE" fo:font-style="normal" fo:font-weight="normal" fo:background-color="#ffff00" style:font-name-asian="Times New Roman" style:font-size-asian="12pt" style:font-style-asian="normal" style:font-weight-asian="normal" style:font-name-complex="Times New Roman2" style:font-size-complex="12pt" style:font-style-complex="normal" style:font-weight-complex="normal"/>
    </style:style>
    <style:style style:name="T86" style:family="text">
      <style:text-properties fo:color="#000000" style:font-name="Times New Roman1"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87" style:family="text">
      <style:text-properties style:font-name="Times New Roman"/>
    </style:style>
    <style:style style:name="T88" style:family="text">
      <style:text-properties style:font-name="Times New Roman" fo:font-size="12pt" style:font-size-asian="12pt" style:font-size-complex="12pt"/>
    </style:style>
    <style:style style:name="T89" style:family="text">
      <style:text-properties fo:color="#ff0000" style:font-name="Times New Roman" fo:language="de" fo:country="DE" fo:font-style="normal" fo:font-weight="normal" fo:background-color="#ffffff" style:font-name-asian="Times New Roman" style:font-style-asian="normal" style:font-weight-asian="normal" style:font-name-complex="Times New Roman" style:font-style-complex="normal" style:font-weight-complex="normal" loext:char-shading-value="0"/>
    </style:style>
    <style:style style:name="T90" style:family="text">
      <style:text-properties fo:color="#ff0000" fo:font-weight="normal" style:font-weight-asian="normal" style:font-weight-complex="normal"/>
    </style:style>
    <style:style style:name="T91" style:family="text">
      <style:text-properties fo:font-size="12pt" fo:font-style="normal" fo:background-color="transparent" style:font-size-asian="12pt" style:font-style-asian="normal" style:font-size-complex="12pt" style:font-style-complex="normal" loext:char-shading-value="0"/>
    </style:style>
    <style:style style:name="T92" style:family="text">
      <style:text-properties fo:font-size="12pt" fo:font-style="normal" fo:font-weight="normal" fo:background-color="transparent" style:font-size-asian="12pt" style:font-style-asian="normal" style:font-weight-asian="normal" style:font-size-complex="12pt" style:font-style-complex="normal" style:font-weight-complex="normal" loext:char-shading-value="0"/>
    </style:style>
    <style:style style:name="T93" style:family="text">
      <style:text-properties fo:font-size="12pt" fo:font-style="italic" fo:background-color="transparent" style:font-size-asian="12pt" style:font-style-asian="italic" style:font-size-complex="12pt" style:font-style-complex="italic" loext:char-shading-value="0"/>
    </style:style>
    <style:style style:name="T94" style:family="text">
      <style:text-properties fo:font-size="12pt" fo:font-style="italic" fo:background-color="transparent" style:font-name-asian="Calibri" style:font-size-asian="12pt" style:font-style-asian="italic" style:font-name-complex="Calibri" style:font-size-complex="12pt" style:font-style-complex="italic" loext:char-shading-value="0"/>
    </style:style>
    <style:style style:name="T95" style:family="text">
      <style:text-properties fo:font-size="12pt" fo:background-color="#ffffff" style:font-size-asian="12pt" style:font-size-complex="12pt"/>
    </style:style>
    <style:style style:name="T96" style:family="text">
      <style:text-properties style:font-name="Times New Roman" fo:font-size="12pt" style:font-size-asian="12pt" style:font-name-complex="Times New Roman2" style:font-size-complex="12pt"/>
    </style:style>
    <style:style style:name="T97" style:family="text">
      <style:text-properties style:font-name="Times New Roman" fo:font-size="12pt" style:font-size-asian="12pt" style:font-size-complex="12pt"/>
    </style:style>
    <style:style style:name="T98" style:family="text">
      <style:text-properties style:font-name="Times New Roman" fo:font-size="12pt" fo:language="de" fo:country="DE" style:font-size-asian="12pt" style:font-name-complex="Times New Roman2" style:font-size-complex="12pt"/>
    </style:style>
    <style:style style:name="T99" style:family="text">
      <style:text-properties style:font-name="Times New Roman" fo:font-size="12pt" fo:font-style="italic" style:font-size-asian="12pt" style:font-style-asian="italic" style:font-name-complex="Times New Roman2" style:font-size-complex="12pt" style:font-style-complex="italic"/>
    </style:style>
    <style:style style:name="T100" style:family="text">
      <style:text-properties style:font-name="Times New Roman" fo:font-size="12pt" fo:font-style="normal" style:font-size-asian="12pt" style:font-style-asian="normal" style:font-name-complex="Times New Roman2" style:font-size-complex="12pt" style:font-style-complex="normal"/>
    </style:style>
    <style:style style:name="T101" style:family="text">
      <style:text-properties style:font-name="Times New Roman" fo:font-size="12pt" fo:background-color="transparent" style:font-size-asian="12pt" style:font-size-complex="12pt"/>
    </style:style>
    <style:style style:name="T102" style:family="text">
      <style:text-properties style:font-name="Times New Roman" fo:language="de" fo:country="DE" style:font-name-asian="Times New Roman" style:font-name-complex="Times New Roman"/>
    </style:style>
    <style:style style:name="T103" style:family="text">
      <style:text-properties style:text-outline="false" style:text-line-through-style="none" fo:font-size="12pt" fo:letter-spacing="normal" fo:font-style="normal" fo:text-shadow="none" style:text-underline-style="none" fo:font-weight="normal" style:letter-kerning="true" fo:background-color="#ffffff" style:font-size-asian="12pt" style:font-style-asian="normal" style:font-weight-asian="normal" style:font-size-complex="12pt" style:font-style-complex="normal" style:font-weight-complex="normal" style:text-emphasize="none" style:text-overline-style="none" style:text-overline-color="font-color"/>
    </style:style>
    <style:style style:name="T104" style:family="text">
      <style:text-properties style:text-outline="false" style:text-line-through-style="none" fo:font-size="12pt" fo:letter-spacing="normal" fo:font-style="normal" fo:text-shadow="none" style:text-underline-style="none" fo:font-weight="normal" style:letter-kerning="true"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T105" style:family="text">
      <style:text-properties fo:color="#0000ff" style:font-name="Times New Roman" fo:font-size="12pt" fo:language="de" fo:country="DE" fo:font-weight="normal" style:font-name-asian="Times New Roman" style:font-size-asian="12pt" style:font-weight-asian="normal" style:font-name-complex="Times New Roman" style:font-size-complex="12pt" style:font-weight-complex="normal"/>
    </style:style>
    <style:style style:name="T106" style:family="text">
      <style:text-properties fo:color="#000000"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7. Disskusion der Ergebnisse</text:span></text:p>
      <text:p text:style-name="P4"><text:span text:style-name="Absatz-Standardschriftart"><text:span text:style-name="T53">Im Folgenden</text:span></text:span><text:span text:style-name="Absatz-Standardschriftart"><text:span text:style-name="T33"> werden die Ergebnisse der vorliegenden Untersuchung diskutiert und zugleich in Verbindung mit den Befunden der bisherigen Studien zu der Thematik „Bildungs- und Erziehungspartnerschaft zwischen den Eltern und pädagogischen Fachkräften in den Kindertageseinrichtungen“ gesetzt. </text:span></text:span><text:span text:style-name="Absatz-Standardschriftart"><text:span text:style-name="T6">Neben</text:span></text:span><text:span text:style-name="Absatz-Standardschriftart"><text:span text:style-name="T2"> der Aufgabe den Lesern die Relevanz und Notwendigkeit der Erziehungs- und Bildungspartnerschaften aufzuzeigen sowie einen Einblick in die Forschungsbefundlage zu diesem Thema zu geben, bestand das Ziel der vorliegenden Untersuchung <text:s/>in erster Linie darin, </text:span></text:span><text:span text:style-name="T88">mithilfe deskriptiver statistischer Auswertungen einen Überblick über die Zusammenarbeit zwischen Eltern und pädagogischen Fachkräften in den FRÖBEL-Kindertageseinrichtungen </text:span><text:span text:style-name="T6">aus der Perspektive der Eltern </text:span><text:span text:style-name="T88">zu verschaffen. </text:span><text:span text:style-name="T6">Zum Anderen wurde mithilfe der Hauptkomponentenanalyse untersucht, welche homogenen Bereiche sich in der Itemskala „Zusammenarbeit mit Familien“ herauskristallisieren lassen und anschließend wurde geschaut, welche Auswirkung das Alter des Kindes und die Besuchsdauer einer FRÖBEL-Kindertageseinrichtung auf die Bewertung der Zusammenarbeit von den Eltern haben. </text:span></text:p>
      <text:p text:style-name="P7"><text:span text:style-name="Absatz-Standardschriftart"><text:span text:style-name="T16"><text:tab/>Die Ergebnisse der durchgeführten Analyse veranschaulichen, dass insgesamt die meisten Eltern Zusammenarbeit zwischen Familien und pädagogischen Fachkräften in den FRÖBEL-Kindergärten positiv einschätzen. </text:span></text:span><text:span text:style-name="Absatz-Standardschriftart"><text:span text:style-name="T65">Auch wenn einige Aspekte der Kooperation von den Eltern weniger intensiv erlebt wurden. Wie z.B. Interesse der Erzieher/-innen an der Einschätzung ihrer Arbeit seitens der Eltern, Relevanz des Austausches der Erzieher/-innen mit den Eltern zu Erziehungsfragen etc. </text:span></text:span><text:span text:style-name="Absatz-Standardschriftart"><text:span text:style-name="T16">Unter der Berücksichtigung der Ergebnisse der bislang durchgeführten Studien, die zeigten, dass Eltern die Zusammenarbeit in den Kindertageseinrichtungen überwiegend positiv bewerten (siehe Abschnitt 4.2), verwundert die Anworttendenz der FRÖBEL-Eltern jedoch nicht. </text:span></text:span><text:span text:style-name="Absatz-Standardschriftart"><text:span text:style-name="T8">Auch hier ist die bereits von Wolf (2002) aufgestellte Vermutung naheliegend, dass der Grund für die positive Bewertung daran liegt, dass Eltern oft Angst davor haben, ihr Kind benachteiligt wird, wenn sie „etwas sagen“. Sie rechnen mit Konsequenzen, die sich negativ auf ihr Kind auswirken könnten. </text:span></text:span><text:span text:style-name="Absatz-Standardschriftart"><text:span text:style-name="T71">Deswegen versuchen Eltern ihre Antworten im Kita erwünschten Sinne zu vergeben.</text:span></text:span><text:span text:style-name="Absatz-Standardschriftart"><text:span text:style-name="T8"> Ein weiterer Grund könnte daran liegen, dass Eltern die von ihnen ausgesuchte Einrichtung positiv sehen wollen und sich deswegen auch mit einer wenig intensiven Zusammenarbeit zufrieden geben.</text:span></text:span></text:p>
      <text:p text:style-name="P12"><text:span text:style-name="Absatz-Standardschriftart"><text:span text:style-name="T16"><text:tab/>Insbesondere erfährt das Thema</text:span></text:span><text:span text:style-name="Absatz-Standardschriftart"><text:span text:style-name="T18"> </text:span></text:span><text:span text:style-name="Absatz-Standardschriftart"><text:span text:style-name="T19">'Austausch und Kommunikation'</text:span></text:span><text:span text:style-name="Absatz-Standardschriftart"><text:span text:style-name="T16"> der pädagogischen Fachkräfte mit Familien in den FRÖBEL-Einrichtungen eine große Zustimmung der Eltern</text:span></text:span><text:span text:style-name="Absatz-Standardschriftart"><text:span text:style-name="T67">. Hier herrscht die größte Übereinstimmung. Knapp 90% haben dem Item 8.4 </text:span></text:span><text:span text:style-name="Absatz-Standardschriftart"><text:span text:style-name="T69">„Ich kann mich über die Entwicklung und das Verhalten meines Kindes mit den Erzieher/-innen austauschen“ </text:span></text:span><text:span text:style-name="Absatz-Standardschriftart"><text:span text:style-name="T67">zugestimmt. </text:span></text:span><text:span text:style-name="Absatz-Standardschriftart"><text:span text:style-name="T23">Nur wenige Eltern </text:span></text:span><text:soft-page-break/><text:span text:style-name="Absatz-Standardschriftart"><text:span text:style-name="T23">stimmen der Aussage nicht zu. </text:span></text:span></text:p>
      <text:p text:style-name="P12"><text:span text:style-name="Absatz-Standardschriftart"><text:span text:style-name="T71">Die Forschung belegt, dass der wechselseitige Informationsaustausch für die Kooperation zwischen den Familien und pädagogischen Fachkräften essenziell ist.</text:span></text:span><text:span text:style-name="Absatz-Standardschriftart"><text:span text:style-name="T75"> Weiterhin ist der Austausch mit den Eltern unabdingbare Voraussetzung um an den Bedürfnissen der Familien anzuknüpfen und eine individuelle Förderung des Kindes gewährleisten zu können. </text:span></text:span><text:span text:style-name="Absatz-Standardschriftart"><text:span text:style-name="T71">Auch in den Bildungsplänen der Länder wird dem Austausch zwischen dem Elternhaus und einer Kindertageseinrichtung eine hohe Bedeutung beigemessen. </text:span></text:span><text:span text:style-name="Absatz-Standardschriftart"><text:span text:style-name="T75"><text:s/></text:span></text:span></text:p>
      <text:p text:style-name="P12"><text:span text:style-name="Absatz-Standardschriftart"><text:span text:style-name="T67">Weiterhin bejahten Eltern mit einem geringen Abstand von 5% zu vorherigem Item (85%) die gute Ansprechbarkeit der Einrichtungsleitung (Item 8.3). Eine wichtige Rolle spielen im Hinblick auf die Bedeutsamkeit vom Austausch</text:span></text:span><text:span text:style-name="Absatz-Standardschriftart"><text:span text:style-name="T89"> </text:span></text:span><text:span text:style-name="Absatz-Standardschriftart"><text:span text:style-name="T67">die Entwicklungsgespräche (Item 8.6). Hier konnte die große Mehrheit der Eltern bestätigen, dass sie mit den Entwicklungsgesprächen zufrieden sind. </text:span></text:span><text:span text:style-name="Absatz-Standardschriftart"><text:span text:style-name="T71">Daraus lässt sich schließen, dass Entwicklungsgespräche zwischen Erzieher/-innen und Eltern zu einem größten Teil in den FRÖBEL-Einrichtungen praktiziert werden. </text:span></text:span><text:span text:style-name="Absatz-Standardschriftart"><text:span text:style-name="T67">Dennoch haben knapp 13% angegeben, sie wissen es nicht, ob sie zufrieden sind. Dies könnte einerseits darauf hindeuten, dass aufgrund der kurzen Besuchsdauer noch keine Entwicklungsgespräche zum Zeitpunkt der Befragung stattgefunden haben. A</text:span></text:span><text:span text:style-name="Absatz-Standardschriftart"><text:span text:style-name="T75">ndererseits </text:span></text:span><text:span text:style-name="Absatz-Standardschriftart"><text:span text:style-name="T67">könnte es damit zusammenhängen, dass Entwicklungsgespräche nur selten und im schlimmsten Fall überhaupt nicht durchgeführt werden, was den Grundprinzipien der Zusammenarbeit mit Familien in den FRÖBEL-Kindertageseinrichtungen, die in der Rahmenkonzeption des FRÖBEL-Trägers beschrieben sind (siehe Kapitel 2), widersprechen würde. <text:s/>Hier heißt es, </text:span></text:span><text:span text:style-name="Absatz-Standardschriftart"><text:span text:style-name="T8">das Entwicklungsgespräch sollte mindestens einmal jährlich stattfinden. </text:span></text:span></text:p>
      <text:p text:style-name="P7"><text:span text:style-name="Absatz-Standardschriftart"><text:span text:style-name="T67"><text:tab/></text:span></text:span><text:span text:style-name="Absatz-Standardschriftart"><text:span text:style-name="T27">Die in den bisherigen Untersuchungen gewonnenen Befunde haben bereits gezeigt,</text:span></text:span><text:span text:style-name="Absatz-Standardschriftart"><text:span text:style-name="T28"> dass Tür- und Angelgesprächen in der Zusammenarbeit mit Familien ein hohes Gewicht zukommt</text:span></text:span><text:span text:style-name="Absatz-Standardschriftart"><text:span text:style-name="T27">, </text:span></text:span><text:span text:style-name="Absatz-Standardschriftart"><text:span text:style-name="T28">vor allem in dem Aufbau des Kontakts mit den</text:span></text:span><text:span text:style-name="Absatz-Standardschriftart"><text:span text:style-name="T27"> benachteiligten Familien. Eltern fühlen sich weniger unter Druck gesetzt als bei den offiziellen Gesprächen und mehr in ihrer Elternrolle gestärkt und respektiert (Pietsch u.a., 2010, S. 72). Die vorliegende Untersuchung belegt, dass in den FRÖBEL-Einrichtungen Gespräche zwischen den Eltern und Erzieher/-innen beim Bringen und Abholen (Item 8.1) stattfinden und die Mehrheit der Eltern </text:span></text:span><text:span text:style-name="Absatz-Standardschriftart"><text:span text:style-name="T28">damit</text:span></text:span><text:span text:style-name="Absatz-Standardschriftart"><text:span text:style-name="T27"> zufrieden sind. Demungeachtet äußern immer noch fast 19% der Eltern Kritik </text:span></text:span><text:span text:style-name="Absatz-Standardschriftart"><text:span text:style-name="T28">hierzu</text:span></text:span><text:span text:style-name="Absatz-Standardschriftart"><text:span text:style-name="T27">. Dies deutet auf das Verbesserungspotential in diesem Bereich hin.</text:span></text:span></text:p>
      <text:p text:style-name="P12"><text:span text:style-name="Absatz-Standardschriftart"><text:span text:style-name="T25"><text:tab/>Weiterhin wurde im Rahmen der Studie von Fröhlich-Gildhoff u.a. (2006) gezeigt, dass Erzieher/-innen, nach den (Ehe-) Partner/-innen, von den meisten Eltern als die zweit wichtigsten Ansprechpersonen in Erziehungsfragen gesehen werden (Fröhlich-Gildhoff, 2006, S. 10). Ähnliche Ergebnisse konnten in der FRÖBEL-Elternbefragung</text:span></text:span><text:span text:style-name="Absatz-Standardschriftart"><text:span text:style-name="T25"> festgestellt werden. </text:span></text:span><text:span text:style-name="Absatz-Standardschriftart"><text:span text:style-name="T24">Über die Hälfte der Eltern (55%) stimmten dem Aspekt 8.7</text:span></text:span><text:span text:style-name="Absatz-Standardschriftart"><text:span text:style-name="T20">“Die Mitarbeiterinnen sind für mich Ansprechpartner/-innen in </text:span></text:span><text:soft-page-break/><text:span text:style-name="Absatz-Standardschriftart"><text:span text:style-name="T20">Erziehungsfragen” </text:span></text:span><text:span text:style-name="Absatz-Standardschriftart"><text:span text:style-name="T24">zu. <text:s/>Trotzdem sehen immer noch 40% der Eltern das anders und schätzen diese Aussage eher als nicht zutreffend ein. Dies könnte damit zusammenhängen, dass </text:span></text:span><text:span text:style-name="Absatz-Standardschriftart"><text:span text:style-name="T68">der Erzieherberuf in unserer Gesellschaft immer noch wenig angesehen wird. Erzieher/-innen werden nach wie vor von den meisten als lediglich Betreuer/-innen bzw. Aufpasser/-innen gesehen und nicht als professionelle Fachkräfte anerkannt und wertgeschätzt. Dadurch könnte die Haltung der Eltern gegenüber der Erzieher/-innen beeinflusst werden und sie könnten glauben, Erzieher/-innen sind fachlich nicht gut genug ausgebildet und somit verfügen nicht über ausreichend Kompetenzen, um sich bei ihnen bezüglich der Erziehungsfragen beraten zu lassen. </text:span></text:span></text:p>
      <text:p text:style-name="P7"><text:span text:style-name="Absatz-Standardschriftart"><text:span text:style-name="T30"><text:tab/></text:span></text:span><text:span text:style-name="Absatz-Standardschriftart"><text:span text:style-name="T31">Das </text:span></text:span><text:span text:style-name="Absatz-Standardschriftart"><text:span text:style-name="T21">Involvieren</text:span></text:span><text:span text:style-name="Absatz-Standardschriftart"><text:span text:style-name="T22"> </text:span></text:span><text:span text:style-name="Absatz-Standardschriftart"><text:span text:style-name="T29">der Eltern</text:span></text:span><text:span text:style-name="Absatz-Standardschriftart"><text:span text:style-name="T31"> ins Kindergartengeschehen wird in der Forschungs- sowie Praxisliteratur immer wieder betont. Um das elterliche Engagement in Kindertageseinrichtungen zu fördern, sollten ihnen entsprechende Möglichkeiten dazu geboten werden. In der FRÖBEL-Rahmenkonzeption </text:span></text:span><text:span text:style-name="Absatz-Standardschriftart"><text:span text:style-name="T6">gilt </text:span></text:span><text:span text:style-name="Absatz-Standardschriftart"><text:span text:style-name="T3">d</text:span></text:span><text:span text:style-name="Absatz-Standardschriftart"><text:span text:style-name="T4">ie</text:span></text:span><text:span text:style-name="Absatz-Standardschriftart"><text:span text:style-name="T32"> </text:span></text:span><text:span text:style-name="Absatz-Standardschriftart"><text:span text:style-name="T4">Einbeziehung der Eltern in die Erziehung ihrer Kinder als Standard. Dies bestätigen auch die Ergebnisse der FRÖBEL-Elternbefragung. Hier schätzt die Mehrheit der Eltern die Möglichkeiten zur Mitwirkung (Item 8.10) positiv ein. Ferner zeigte sich ein positives Bild zu der Aussage 8.11 </text:span></text:span><text:span text:style-name="Absatz-Standardschriftart"><text:span text:style-name="T11">„Eltern können sich durch ehrenamtliche Tätigkeiten in die pädagogische Arbeit einbringen“.</text:span></text:span><text:span text:style-name="Absatz-Standardschriftart"><text:span text:style-name="T10"> 71% der Eltern stimmten</text:span></text:span><text:span text:style-name="Absatz-Standardschriftart"><text:span text:style-name="T11"> </text:span></text:span><text:span text:style-name="Absatz-Standardschriftart"><text:span text:style-name="T10">der Aussage</text:span></text:span><text:span text:style-name="Absatz-Standardschriftart"><text:span text:style-name="T11"> </text:span></text:span><text:span text:style-name="Absatz-Standardschriftart"><text:span text:style-name="T10">zu. Jedoch wissen weiterhin 16% der Eltern nicht, ob sie die Möglichkeit zur ehrenamtlichen Beteiligung in die pädagogische Arbeit haben. </text:span></text:span><text:span text:style-name="Absatz-Standardschriftart"><text:span text:style-name="T78">Dies lässt die Vermutung zu, dass </text:span></text:span><text:span text:style-name="Absatz-Standardschriftart"><text:span text:style-name="T10">entweder Eltern daran kein Interesse haben und deswegen informieren sich nicht über die Möglichkeiten der ehrenamtlichen Tätigkeit in der Einrichtung ihres Kindes oder ihre</text:span></text:span><text:span text:style-name="Absatz-Standardschriftart"><text:span text:style-name="T7"> zeitlichen Möglichkeiten das nicht zulassen. Hier darf nicht aus der Auge verloren gehen, dass s</text:span></text:span><text:span text:style-name="Absatz-Standardschriftart"><text:span text:style-name="T33">ehr oft der Zeitumfang der Eltern, den sie in der Kindertageseinrichtung ihres Kindes verbringen wollen und können, begrenzt ist.</text:span></text:span><text:span text:style-name="Absatz-Standardschriftart"><text:span text:style-name="T7"> Ein weiterer Grund dafür könnte daran liegen, dass </text:span></text:span><text:span text:style-name="Absatz-Standardschriftart"><text:span text:style-name="T10">die Einrichtung solche Möglichkeiten gar nicht anbietet. </text:span></text:span></text:p>
      <text:p text:style-name="P7"><text:span text:style-name="Absatz-Standardschriftart"><text:span text:style-name="T31"><text:tab/>Was die </text:span></text:span><text:span text:style-name="Absatz-Standardschriftart"><text:span text:style-name="T17">Hospitation</text:span></text:span><text:span text:style-name="Absatz-Standardschriftart"><text:span text:style-name="T31"> angeht, heißt es laut der FRÖBEL-Rahmenkonzeption (siehe Kapitel 3), Eltern sind immer willkommen in der Einrichtung zu hospitieren. Über die Hälfte der Eltern (58%) stimmte dieser Aussage zu. </text:span></text:span><text:span text:style-name="Absatz-Standardschriftart"><text:span text:style-name="T29">Im Gegensatz dazu</text:span></text:span><text:span text:style-name="Absatz-Standardschriftart"><text:span text:style-name="T22"> </text:span></text:span><text:span text:style-name="Absatz-Standardschriftart"><text:span text:style-name="T29">hat</text:span></text:span><text:span text:style-name="Absatz-Standardschriftart"><text:span text:style-name="T22"> </text:span></text:span><text:span text:style-name="Absatz-Standardschriftart"><text:span text:style-name="T29">ein Viertel</text:span></text:span><text:span text:style-name="Absatz-Standardschriftart"><text:span text:style-name="T31"> der Eltern dieses Item mit „weiß nicht“ bewertet. In der Antwortskala „weiß nicht“ hebt sich dieses Item mit dem größten Prozentwert ab. Die Befunde stützen damit die Annahme, dass viele Eltern über die Hospitation in den Einrichtungen kaum informiert sind bzw. es ist von Seiten des pädagogischen Personals nicht erwünscht, dass Eltern in der Einrichtung hospitieren. </text:span></text:span><text:span text:style-name="Absatz-Standardschriftart"><text:span text:style-name="T4">Mit Blick auf die zeitlichen Möglichkeiten der Eltern fällt ins Auge, dass sich ein hoher Prozent der Eltern (82%) gerne in der Einrichtung aufhält, wenn es ihnen ihre Zeit erlaubt und wenn es selbstverständlich von Seiten der Einrichtung diesbezüglich keine Einschränkungen gibt. Auf diese Weise</text:span></text:span><text:span text:style-name="Absatz-Standardschriftart"><text:span text:style-name="T5"> erhalten Eltern </text:span></text:span><text:span text:style-name="Absatz-Standardschriftart"><text:span text:style-name="T4">die Möglichkeit, den Alltag des eigenen Kindes mitzuerleben und aktiv </text:span></text:span><text:soft-page-break/><text:span text:style-name="Absatz-Standardschriftart"><text:span text:style-name="T4">zu bereichern. Dadurch wird die Transparenz des erzieherischen Handelns geschaffen und somit die angestrebte gesellschaftliche Anerkennung und Unterstützung des Erzieherberufs erleichtert. Das bestätigt auch die Untersuchung von Fröhlich-Gildhoff u.a. (2006). Eltern bekamen durch den Einbezug</text:span></text:span><text:span text:style-name="Absatz-Standardschriftart"><text:span text:style-name="T15"> </text:span></text:span><text:span text:style-name="Absatz-Standardschriftart"><text:span text:style-name="T4">in die pädagogische Arbeit eine genauere Vorstellung und ein besseres Verständnis vom Kindergartenablauf. Der Respekt gegenüber den Erzieher/-innen sowie die eigene Beteiligung und Bereitschaft zur Unterstützung sind gestiegen (Fröhlich-Gildhoff u.a., 2006, S. 10). </text:span></text:span></text:p>
      <text:p text:style-name="P7"><text:span text:style-name="Absatz-Standardschriftart"><text:span text:style-name="T38"><text:tab/>Ferner sagen 68% der Eltern, dass die wichtigen Entscheidungen gemeinsam mit Eltern getroffen werden (Item 8.16). 12% </text:span></text:span><text:span text:style-name="Absatz-Standardschriftart"><text:span text:style-name="T37">der Eltern, die zu dieser Aussage Stellung bezogen haben, </text:span></text:span><text:span text:style-name="Absatz-Standardschriftart"><text:span text:style-name="T38">konnten dem nicht zustimmen, da sie nicht wissen, ob es der Fall ist. Daher ist es anzunehmen, dass Eltern beim Treffen wichtiger Entscheidungen nicht gerne beteiligt werden. Demgegenüber könnte ein weiterer Argument dafür daran liegen, dass die Eltern selbst das nicht für Notwendig halten, sich an den Kitaentscheidungen zu beteiligen. Jedenfalls weist das darauf hin, dass d</text:span></text:span><text:span text:style-name="Absatz-Standardschriftart"><text:span text:style-name="T31">ie im Kinder- und Jugendhilfegesetz sowie in den Bildungsplänen und in der FRÖBEL-Rahmenkonzeption geforderte elterliche Beteiligung an </text:span></text:span><text:span text:style-name="Absatz-Standardschriftart"><text:span text:style-name="T17">Entscheidungsprozessen</text:span></text:span><text:span text:style-name="Absatz-Standardschriftart"><text:span text:style-name="T31"> in Kindertageseinrichtungen noch weiter ausgebaut werden könnte.</text:span></text:span></text:p>
      <text:p text:style-name="P2"><text:span text:style-name="Absatz-Standardschriftart"><text:span text:style-name="T91"><text:tab/></text:span></text:span><text:span text:style-name="Absatz-Standardschriftart"><text:span text:style-name="T92">Weniger stark bewerten die Eltern d</text:span></text:span><text:span text:style-name="Absatz-Standardschriftart"><text:span text:style-name="T91">as Item 8.14 </text:span></text:span><text:span text:style-name="Absatz-Standardschriftart"><text:span text:style-name="T93">„Die Erzeiher/-innen interessieren sich für meine Einschätzung ihrer Arbeit“. </text:span></text:span><text:span text:style-name="Absatz-Standardschriftart"><text:span text:style-name="T81">Die größten Diskrepanzen in der Bewertung der Eltern ergeben sich bei diesem Item.</text:span></text:span><text:span text:style-name="Absatz-Standardschriftart"><text:span text:style-name="T94"> </text:span></text:span><text:span text:style-name="Absatz-Standardschriftart"><text:span text:style-name="T91">Im Vergleich schneidet das am schlechtesten ab. Zwar immer noch 49% stimmten der Aussage zu, jedoch 30% sehen das nicht so und 21% wissen nicht, ob das Interesse von Seiten der Erzieher/-innen bezüglich der Einschätzung ihrer Arbeit durch die Eltern besteht. Wenn man die Prozenten der drei Kategorien „stimmt gar nicht“, „stimmt eher nicht“ und „weiß nicht“ zusammenaddiert, sagt knapp über die Hälfte (51%), dass die pädagogischen Fachkräfte an einer Rückmeldung in Bezug auf ihre Arbeit kein Interesse zeigen. Die Gründe dafür können sehr vielfältig sein. Zum einen hängt das möglicherweise mit der Haltung der Erzieher/-innen zusammen. Sie sind davon überzeugt, dass sie ihre Arbeit gut machen und brauchen kein Feedback von den anderen. Zum anderen, wenn die Eltern sich kaum in der Einrichtung beteiligen, bekommen sie natürlich nicht mit, was für Arbeit von dem pädagogischen Personal geleistet wird und sind entsprechend nicht in der Lage eine Rückmeldung zu der Arbeit der Erzieher/-innen zu geben. Eine weiterer Begründung dafür könnte sein, dass Erzieher/-innen, wie auch viele andere, das nicht gewohnt sind, sich Feedback einzuholen. Leider geht es aus dem Fragebogen auch nicht hervor, inwieweit es für die Eltern wichtig ist, dass Erzieher/-innen die Eltern nach Feedback für ihre Arbeit fragen.</text:span></text:span><text:span text:style-name="Absatz-Standardschriftart"><text:span text:style-name="T82"> </text:span></text:span></text:p>
      <text:p text:style-name="P8"><text:span text:style-name="Absatz-Standardschriftart"><text:span text:style-name="T44"><text:tab/>Ein weiterer wichtiger Aspekt in der Zusammenarbeit mit Familien ist das Beschwerdemanagement (Item 8.15). Hierbei kann einerseits von einer großen Zustimmung der Eltern </text:span></text:span><text:soft-page-break/><text:span text:style-name="Absatz-Standardschriftart"><text:span text:style-name="T44">zum Ernstnehmen ihrer Beschwerden von den pädagogischen Fachkräften gesprochen werden. 74% sagen, dass sie die Erfahrung machen, dass ihre Beschwerden ernst genommen werden. Allerdings fast 14% wissen nicht, ob ihre Beschwerden von den Mitarbeiter/-innen der FRÖBEL-Kindertageseinrichtungen ernst genommen werden. Zum Einen impliziert dieses Einschätzergebnis, dass Eltern bis zu dem Zeitpunkt der Befragung vermutlich noch keine Beschwerden eingereicht haben, was für gute Arbeit der Einrichtungen sprechen würde, und deswegen wissen nicht, ob diese von den pädagogischen Fachkräften erst genommen werden. Zum Anderen können hier Annahmen getroffen werden, dass in der Einrichtung das Beschwerdemanagement nicht oder wenig praktiziert wird und als verbesserungswürdig betrachtet werden sollte. </text:span></text:span></text:p>
      <text:p text:style-name="P7"><text:span text:style-name="Absatz-Standardschriftart"><text:span text:style-name="T10"><text:tab/>Es lässt sich schlussfolgern, dass v</text:span></text:span><text:span text:style-name="Absatz-Standardschriftart"><text:span text:style-name="T4">iele Aspekte der Skala „Zusammenarbeit mit Familien“, zu denen Eltern Stellung beziehen durften, scheinen weitgehend in den FRÖBEL-Einrichtungen umgesetzt zu sein.</text:span></text:span><text:span text:style-name="Absatz-Standardschriftart"><text:span text:style-name="T7"> </text:span></text:span><text:span text:style-name="Absatz-Standardschriftart"><text:span text:style-name="T75">Insgesamt veranschaulichen </text:span></text:span><text:span text:style-name="Absatz-Standardschriftart"><text:span text:style-name="T71">die Untersuchungsergebnisse</text:span></text:span><text:span text:style-name="Absatz-Standardschriftart"><text:span text:style-name="T75">, dass Kommunikation und </text:span></text:span><text:span text:style-name="Absatz-Standardschriftart"><text:span text:style-name="T75">Austausch</text:span></text:span><text:span text:style-name="Absatz-Standardschriftart"><text:span text:style-name="T75"> zwischen Erzieher/-innen und Eltern in den FRÖBEL-Einrichtungen weitgehend </text:span></text:span><text:span text:style-name="Absatz-Standardschriftart"><text:span text:style-name="T71">zur Zufriedenheit der Mehrheit der Eltern verläuft. </text:span></text:span><text:span text:style-name="Absatz-Standardschriftart"><text:span text:style-name="T8">Insbesondere wurde einen hohen Stellenwert seitens der Eltern dem individuellen Austausch über das einzelne Kind eingeräumt. </text:span></text:span><text:span text:style-name="Absatz-Standardschriftart"><text:span text:style-name="T71">Dadurch können auch die Leitlinien der Zusammenarbeit mit Familien, deren zufolge </text:span></text:span><text:span text:style-name="Absatz-Standardschriftart"><text:span text:style-name="T74">d</text:span></text:span><text:span text:style-name="Absatz-Standardschriftart"><text:span text:style-name="T71">er regelmäßige Dialog über die Entwicklung und die Bildungsinteressen der Kinder zu den Grundlagen der Zusammenarbeit in den FRÖBEL-Einrichtungen gehören, bestätigt werden.</text:span></text:span><text:span text:style-name="Absatz-Standardschriftart"><text:span text:style-name="T7"> </text:span></text:span><text:span text:style-name="T31">Bei allen positiven Bewertungen gibt es doch ein hohes Potenzial zu Ausbau der Zusammenarbeit zwischen den Einrichtungen und Familien. </text:span><text:span text:style-name="Absatz-Standardschriftart"><text:span text:style-name="T7"><text:s/>Verbesserungsbedarf wird noch vor allem bei solchen Aspekten der Zusammenarbeit wie Hospitation, Entwicklungsgespräche, Möglichkeiten zur ehrenamtlichen Beteiligung in die pädagogische Arbeit der Einrichtung sowie im Bereich des Beschwerdemanagements deutlich. D</text:span></text:span><text:span text:style-name="Absatz-Standardschriftart"><text:span text:style-name="T73">iese Aspekte sind sehr wichtig für die Zusammenarbeit mit den Eltern, so dass an ihnen verstärkt gearbeitet werden sollte. </text:span></text:span></text:p>
      <text:p text:style-name="P13"><text:span text:style-name="Absatz-Standardschriftart"><text:span text:style-name="T9"><text:tab/>Neben der Frage </text:span></text:span><text:span text:style-name="Absatz-Standardschriftart"><text:span text:style-name="T7">wie die Zusammenarbeit zwischen den Familien und pädagogischen Fachkräften in den FRÖBEL-Kindertageseinrichtungen von Seiten der Eltern insgesamt bewertet wird, ging der zweite Untersuchungsbereich, welcher auch den Hauptgegenstand des empirischen Teils bildete, </text:span></text:span><text:span text:style-name="Absatz-Standardschriftart"><text:span text:style-name="T9">der Frage nach: </text:span></text:span><text:span text:style-name="Absatz-Standardschriftart"><text:span text:style-name="T12">„Welche homogenen dimensionalen Strukturen in der Itemskala „Zusammenarbeit mit Familien“ lassen sich erkennen“</text:span></text:span><text:span text:style-name="Absatz-Standardschriftart"><text:span text:style-name="T13">.</text:span></text:span><text:span text:style-name="Absatz-Standardschriftart"><text:span text:style-name="T9"> Die Methode der Hauptkomponenten-analyse ermöglichte die Analyse der vorliegenden Daten und hat eine eindimensionale Struktur des Fragebogens aufgezeigt.</text:span></text:span><text:span text:style-name="Absatz-Standardschriftart"><text:span text:style-name="T9"> Das bedeutet, dass Eltern ihre Einschätzungen bezüglich der Zusammenarbeit mit Familien in FRÖBEL-Einrichtungen lediglich auf einer Dimension vornahmen.</text:span></text:span><text:span text:style-name="Absatz-Standardschriftart"><text:span text:style-name="T70"> Diese</text:span></text:span><text:span text:style-name="Absatz-Standardschriftart"><text:span text:style-name="T86"> </text:span></text:span><text:span text:style-name="Absatz-Standardschriftart"><text:span text:style-name="T70">erklärt </text:span></text:span><text:span text:style-name="Absatz-Standardschriftart"><text:span text:style-name="T79">53% </text:span></text:span><text:span text:style-name="Absatz-Standardschriftart"><text:span text:style-name="T70">der Gesamtvarianz der Itemskala „Zusammenarbeit mit Familien“.</text:span></text:span><text:span text:style-name="Absatz-Standardschriftart"><text:span text:style-name="T73"> </text:span></text:span></text:p>
      <text:p text:style-name="P13"><text:span text:style-name="Absatz-Standardschriftart"><text:span text:style-name="T73"><text:tab/>Die Faktorenanalyse hat gezeigt, dass insgesamt die Items, die den Austausch und </text:span></text:span><text:soft-page-break/><text:span text:style-name="Absatz-Standardschriftart"><text:span text:style-name="T73">Kommunikation erfassen besser den Faktor „Zusammenarbeit mit Familien“ repräsentieren als die Items, die Möglichkeiten zur Partizipation in der Einrichtung aufzeigen. Am besten wird der Faktor durch </text:span></text:span><text:span text:style-name="Absatz-Standardschriftart"><text:span text:style-name="T49">das Item 8.14 </text:span></text:span><text:span text:style-name="Absatz-Standardschriftart"><text:span text:style-name="T50">„Die Erzieher/-innen interessieren sich für meine Einschätzung ihrer Arbeit“</text:span></text:span><text:span text:style-name="Absatz-Standardschriftart"><text:span text:style-name="T49"> mit a = .82 vertreten. Der weist von allen Items die höchste Ladung auf dem Faktor auf, gefolgt von dem Item</text:span></text:span><text:span text:style-name="Absatz-Standardschriftart"><text:span text:style-name="T7"> 8.8 </text:span></text:span><text:span text:style-name="Absatz-Standardschriftart"><text:span text:style-name="T13">„Ich merke, dass den ErzieherInnen der Austausch mit mir zu Erziehungsfragen wichtig ist“, </text:span></text:span><text:span text:style-name="Absatz-Standardschriftart"><text:span text:style-name="T7">dieser lädt mit a = .81 auf dem Faktor. </text:span></text:span><text:span text:style-name="Absatz-Standardschriftart"><text:span text:style-name="T49">Die geringsten Ladungen weisen das Item 8.9 </text:span></text:span><text:span text:style-name="Absatz-Standardschriftart"><text:span text:style-name="T50">„Wenn es meine Zeit erlaubt, halte ich mich gerne für eine gewisse Zeit in der Einrichtung auf“ </text:span></text:span><text:span text:style-name="Absatz-Standardschriftart"><text:span text:style-name="T49">mit a = .52 und das Item 8.11 </text:span></text:span><text:span text:style-name="Absatz-Standardschriftart"><text:span text:style-name="T13">„Eltern können sich durch ehrenamtliche Tätigkeiten in die pädagogische Arbeit einbringen“</text:span></text:span><text:span text:style-name="Absatz-Standardschriftart"><text:span text:style-name="T7"> mit a = .55 auf. </text:span></text:span><text:span text:style-name="Absatz-Standardschriftart"><text:span text:style-name="T70">Dies deutet darauf hin, dass diese beiden Items teilweise etwas anderes als die Zusammenarbeit der Einrichtungen mit Familien erfassen. Hier geht es um</text:span></text:span><text:span text:style-name="Absatz-Standardschriftart"><text:span text:style-name="T70"><office:annotation><dc:creator>iryna </dc:creator><dc:date>2014-11-02T18:57:35</dc:date><text:p text:style-name="P18"><text:span text:style-name="T106">Muss noch mir was einfallen lassen :-)</text:span></text:p></office:annotation></text:span></text:span><text:span text:style-name="Absatz-Standardschriftart"><text:span text:style-name="T70"> … Daher verwundert es nicht, dass sie im Vergleich geringere Ladungen auf dem Faktor aufweisen als die anderen Items. </text:span></text:span></text:p>
      <text:p text:style-name="P14"><text:span text:style-name="Absatz-Standardschriftart"><text:span text:style-name="T45"><text:tab/>Wenn man sich die Analyse der Häufigkeiten anschaut, wurde das Item 8.14 am schlechtesten von den Eltern eingeschätzt. Genauso das Item 8.8 wurde von den Eltern etwas kritisch bewertet. Die Faktorenanalyse hat aber gezeigt, dass genau diese beiden Item die besten Indikatoren für den Faktor „Zusammenarbeit mit Familien“ sind. Und umgekehrt, die Items, die von den Eltern hohe Zustimmung erfahren haben, repräsentieren den Faktor </text:span></text:span><text:span text:style-name="Absatz-Standardschriftart"><text:span text:style-name="T47">„</text:span></text:span><text:span text:style-name="Absatz-Standardschriftart"><text:span text:style-name="T45">Zusammenarbeit mit Familien“ am schlechtesten.</text:span></text:span></text:p>
      <text:p text:style-name="P15"><text:span text:style-name="Absatz-Standardschriftart"><text:span text:style-name="T51"><text:tab/></text:span></text:span><text:span text:style-name="Absatz-Standardschriftart"><text:span text:style-name="T46">Die</text:span></text:span><text:span text:style-name="Absatz-Standardschriftart"><text:span text:style-name="T48"> </text:span></text:span><text:span text:style-name="Absatz-Standardschriftart"><text:span text:style-name="T46">gewonnene</text:span></text:span><text:span text:style-name="Absatz-Standardschriftart"><text:span text:style-name="T83"> </text:span></text:span><text:span text:style-name="Absatz-Standardschriftart"><text:span text:style-name="T84">Dimension „Zusammenarbeit mit Familien“ steht in einem hohen positiven</text:span></text:span><text:span text:style-name="Absatz-Standardschriftart"><text:span text:style-name="T83"> </text:span></text:span><text:span text:style-name="Absatz-Standardschriftart"><text:span text:style-name="T84">Zusammenhang</text:span></text:span><text:span text:style-name="Absatz-Standardschriftart"><text:span text:style-name="T83"> </text:span></text:span><text:span text:style-name="Absatz-Standardschriftart"><text:span text:style-name="T85">(r =. xy)</text:span></text:span><text:span text:style-name="Absatz-Standardschriftart"><text:span text:style-name="T83"> </text:span></text:span><text:span text:style-name="Absatz-Standardschriftart"><text:span text:style-name="T84">mit der Gesamtzufriedenheit der Eltern</text:span></text:span><text:span text:style-name="Absatz-Standardschriftart"><text:span text:style-name="T83"> </text:span></text:span><text:span text:style-name="Absatz-Standardschriftart"><text:span text:style-name="T84">(Item 8.20</text:span></text:span><text:span text:style-name="Absatz-Standardschriftart"><text:span text:style-name="T83"> „Alles in allem bin ich mit der Zusammenarbeit zwischen Kindergarten und Eltern zufrieden“). </text:span></text:span><text:span text:style-name="Absatz-Standardschriftart"><text:span text:style-name="T83"><office:annotation><dc:creator>iryna </dc:creator><dc:date>2014-11-02T18:59:53</dc:date><text:p text:style-name="P18"><text:span text:style-name="T106">Nachfragen! Ob solche schlussfolgerung möglich ist.</text:span></text:p></office:annotation></text:span></text:span><text:span text:style-name="Absatz-Standardschriftart"><text:span text:style-name="T84">Sodass in diesem Fall würde man theoretisch sagen, um zu erfahren, wie die Eltern die Zusammenarbeit zwischen den pädagogischen Fachkräften und Familien in den FRÖBEL-Einrichtungen einschätzen, würde es <text:s/>ausreichen, die Eltern nur zu einem Item wie z.B. Item 8.20 </text:span></text:span><text:span text:style-name="Absatz-Standardschriftart"><text:span text:style-name="T83">„Alles in allem bin ich mit der Zusammenarbeit zwischen Kindergarten und Eltern zufrieden“ </text:span></text:span><text:span text:style-name="Absatz-Standardschriftart"><text:span text:style-name="T84">zu befragen.</text:span></text:span></text:p>
      <text:p text:style-name="P17"><text:span text:style-name="T96"><text:tab/>Anschließend wurde der Einfluss des Alters des Kindes und die Besuchsdauer einer FRÖBEL-Einrichtung auf die Einschätzung der Zusammenarbeit mit Familien durch die Eltern untersucht. Bei der Aufbereitung des Forschungsstandes ist deutlich geworden, dass zu der Frage der Auswirkung des Alters des Kindes und der Besuchsdauer einer Kindertageseinrichtung auf die Einschätzung der Zusammenarbeit mit Familien seitens der Eltern so gut wie keine Befunde vorliegen. </text:span><text:span text:style-name="T98">Lediglich</text:span><text:span text:style-name="T34"> </text:span><text:span text:style-name="Absatz-Standardschriftart"><text:span text:style-name="T58">Sandberg und Vuorinen (2008) konnten in ihrer Studie feststellen, je jünger die Kinder sind, desto wichtiger ist der tägliche Kontakt zwischen Eltern und pädagogischen Fachkräften. </text:span></text:span><text:span text:style-name="Absatz-Standardschriftart"><text:span text:style-name="T35">Das Ergebnis der vorliegenden Analyse ist inkonsistent mit diesem Befund. Hier</text:span></text:span><text:span text:style-name="T96"> konnte weder der Einfluss vom Alter noch von der Besuchsdauer auf die Zusammenarbeit nachgewiesen werden. Die Ergebnisse der Regressionsanalyse haben gezeigt, dass beide Variablen </text:span><text:span text:style-name="T99">“das Alter des Kindes” </text:span><text:span text:style-name="T100">und</text:span><text:span text:style-name="T99"> </text:span><text:span text:style-name="T96">„</text:span><text:span text:style-name="T99">Besuchsdauer</text:span><text:span text:style-name="T96"> </text:span><text:soft-page-break/><text:span text:style-name="T99">einer</text:span><text:span text:style-name="T14"> Kindertageseinrichtung</text:span><text:span text:style-name="T99">“</text:span><text:span text:style-name="T96"> keine signifikant bedeutsame Prädiktoren für die Vorhersage </text:span><text:span text:style-name="T100">der Zusammenarbeit mit Familien sind</text:span><text:span text:style-name="T96">. D</text:span><text:span text:style-name="T88">er Anteil der erklärten Gesamtvarianz von beiden Prädiktoren beläuft sich lediglich auf </text:span><text:span text:style-name="T101">0.1% </text:span><text:span text:style-name="T88">der Gesamtvarianz in der Zusammenarbeit mit Familien und ist </text:span><text:span text:style-name="T96">als sehr gering zu bezeichnen. In der Gesamtanalyse erhält die </text:span><text:span text:style-name="Absatz-Standardschriftart"><text:span text:style-name="T10">Besuchsdauer einer FRÖBEL-Kindertageseinrichtung</text:span></text:span><text:span text:style-name="Absatz-Standardschriftart"><text:span text:style-name="T11"> </text:span></text:span><text:span text:style-name="T96">im Verhältnis zum Alter einen </text:span><text:span text:style-name="Absatz-Standardschriftart"><text:span text:style-name="T10">größeren Einfluss auf den Faktor <text:s/>„Zusammenarbeit mit Familien“. Jedoch sind a</text:span></text:span><text:span text:style-name="Absatz-Standardschriftart"><text:span text:style-name="T4">lle Beziehungen nicht signifikant. </text:span></text:span></text:p>
      <text:p text:style-name="P16"><text:span text:style-name="T95"><text:tab/> </text:span><text:span text:style-name="Absatz-Standardschriftart"><text:span text:style-name="T59">Die Befunde lassen den Schluss zu, dass bei</text:span></text:span><text:span text:style-name="Absatz-Standardschriftart"><text:span text:style-name="T60"> der Bewertung der Zusammenarbeit in den FRÖBEL-Einrichtungen für die Eltern andere Aspekte viel wichtigere Rolle zu spielen scheinen als das Alter des Kindes und die Besuchsdauer einer Kindertageseinrichtung. Leider lassen sich keine Rückschlüsse auf den Bildungsstand der Eltern, den sozialökonomischen Status oder den Migrationshintergrund ziehen, da die Eltern zu diesen Aspekten nicht befragt wurden. Somit </text:span></text:span><text:span text:style-name="Absatz-Standardschriftart"><text:span text:style-name="T61">kann </text:span></text:span><text:span text:style-name="Absatz-Standardschriftart"><text:span text:style-name="T60">an dieser Stelle </text:span></text:span><text:span text:style-name="Absatz-Standardschriftart"><text:span text:style-name="T61">über mögliche Faktoren, die für die Eltern bei der Einschätzung der Zusammenarbeit in den FRÖBEL-Kindertageseinrichtungen von Bedeutung sind, lediglich spekuliert werden</text:span></text:span><text:span text:style-name="Absatz-Standardschriftart"><text:span text:style-name="T60">. Um das heraus zu finden, bedarf es weiterer wissenschaftlicher Untersuchungen. </text:span></text:span></text:p>
      <text:p text:style-name="P16"><text:span text:style-name="Absatz-Standardschriftart"><text:span text:style-name="T59"/></text:span></text:p>
      <text:p text:style-name="P16"><text:span text:style-name="Absatz-Standardschriftart"><text:span text:style-name="T59"/></text:span></text:p>
      <text:p text:style-name="P9"><text:span text:style-name="Absatz-Standardschriftart"><text:span text:style-name="T52">8. Abschluss und Ausblick</text:span></text:span></text:p>
      <text:p text:style-name="P4"><text:span text:style-name="T31">Der geschichtliche Rückblick auf die Entwicklung der Zusammenarbeit mit Familien in den Kindertageseinrichtungen zeigte, dass die Zusammenarbeit mit Familien in den letzten Jahren eine grundlegende Wandlung erfahren hat sowie ein unabdingbarer Bestandteil der Arbeit in der heutigen Kindertageseinrichtungen geworden ist.</text:span><text:span text:style-name="Absatz-Standardschriftart"><text:span text:style-name="T31"> Außerdem ist die Zusammenarbeit zwischen den Eltern und den frühpädagogischen Bildungsinstitutionen seit 1990 ausdrücklich per Gesetz geregelt sowie in fast allen Bildungs- und Erziehungsplänen der Bundesländer beschrieben. Die Gründe für die Notwendigkeit der Bildungs- und Erziehungspartnerschaften in den Kindertageseinrichtungen sind vielfältig. Insbesondere ersichtlich wird die Wichtigkeit der Zusammenarbeit mit Familien aus dem</text:span></text:span><text:span text:style-name="T87"> sozial-ökologischen Ansatz von Bronfenbrenner. Der noch mal ausdrücklich betont, um die bestmögliche Entwicklung und Förderung des Kindes zu gewährleisten, ist es notwendig, dass die beiden Umwelten, Familie und Kindertageseinrichtung, mit einander kooperieren, insbesondere wenn es darum geht, durch die Kindertagesbetreuung die benachteiligten Familien zu fördern und zu unterstützen. </text:span><text:span text:style-name="Absatz-Standardschriftart"><text:span text:style-name="T54">Allgemein gilt in der fachlichen und wissenschaftlichen Diskussion ein “gutes Verhältnis” zwischen Kindergarten und Elternhaus als fördernd für das Aufwachsen der Kinder und als Qualitätskriterium für deren Betreuung </text:span></text:span><text:span text:style-name="Absatz-Standardschriftart"><text:span text:style-name="T55">(vgl. Fthenakis/Textor 1998: ). Fthenakis/Textor (Hrsg.) (1998). </text:span></text:span><text:soft-page-break/><text:span text:style-name="Absatz-Standardschriftart"><text:span text:style-name="T55">Qualität von Kinderbetreuung. Konzepte, Forschungsergebnisse, internationaler Vergleich. Weinheim, Basel. </text:span></text:span><text:span text:style-name="Absatz-Standardschriftart"><text:span text:style-name="T56">→</text:span></text:span><text:span text:style-name="Absatz-Standardschriftart"><text:span text:style-name="T55"> ist runtergeladen.</text:span></text:span></text:p>
      <text:p text:style-name="P11"><text:span text:style-name="Absatz-Standardschriftart"><text:span text:style-name="T103"><text:tab/></text:span></text:span><text:span text:style-name="Absatz-Standardschriftart"><text:span text:style-name="T62"> </text:span></text:span><text:span text:style-name="Absatz-Standardschriftart"><text:span text:style-name="T103">Aus den vorangegangenen Ausführungen und Untersuchungsergebnissen lassen sich einige Schlussfolgerungen für die Zusammenarbeit mit den Eltern in den FRÖBEL-Kindertages-einrichtungen ableiten. Zum Einen geben d</text:span></text:span><text:span text:style-name="Absatz-Standardschriftart"><text:span text:style-name="T62">ie empirischen Befunde der vorliegenden Untersuchung <text:s/>den Eltern Auskunft darüber, ob und inwieweit die FRÖBEL-Einrichtungen für sie im Bereich 'Erziehungs- und Bildungspartnerschaft' einen attraktiven Kindergarten darstellen und ihren Bedürfnissen sowie Erwartungen entsprechen. Weiterhin informieren die Ergebnisse den Träger und die pädagogischen Fachkräfte über die Verbesserungsmöglichkeiten/-bedarfe in der Zusammen-arbeit mit Familien in ihren Kindertageseinrichtungen sowie über die bereits erzielten Erfolge in der Erziehungs- <text:s/>und Bildungspartnerschaft zwischen den pädagogischen Fachkräften und Eltern.</text:span></text:span></text:p>
      <text:p text:style-name="P11"><text:span text:style-name="Absatz-Standardschriftart"><text:span text:style-name="T63"><text:tab/>Für die praktische Arbeit in den Kindertageseinrichtungen bedeuten die Ergebnisse dieser Untersuchung zunächst, dass </text:span></text:span><text:span text:style-name="Absatz-Standardschriftart"><text:span text:style-name="T104">Verbesserungsmöglichkeiten in der Kooperation mit Familien in den FRÖBEL-Einrichtungen primär auf folgenden Ebenen bestehen: Hospitation, Entwicklungsgespräche, Möglichkeiten zur ehrenamtlichen Beteiligung in die pädagogische Arbeit der Einrichtung sowie im Bereich des Beschwerdemanagements. Diese Aspekte scheinen noch nicht erschöpfend genutzt zu werden und sind</text:span></text:span><text:span text:style-name="Absatz-Standardschriftart"><text:span text:style-name="T64"> stärker</text:span></text:span><text:span text:style-name="Absatz-Standardschriftart"><text:span text:style-name="T104"> in die alltägliche Praxis der Zusammenarbeit mit Familien zu integrieren.</text:span></text:span><text:span text:style-name="Absatz-Standardschriftart"><text:span text:style-name="T63"> Auch wenn der soziale Status der Eltern in dieser Untersuchung nicht erfasst wurde, ist er ein Aspekt, der für die Einrichtungen bei der Planung, Gestaltung und Durchführung der Zusammenarbeit mit Familien eine wichtige Rolle spielen sollte, um möglichst alle Eltern zu erreichen. Hierdurch kann die im Abschnitt 3.3 angesprochene Wirksamkeit der in den Kindergärten durchführenden Präventionsprogramme, erhöht werden.</text:span></text:span></text:p>
      <text:p text:style-name="P7"><text:span text:style-name="Absatz-Standardschriftart"><text:span text:style-name="T105"><text:tab/></text:span></text:span><text:span text:style-name="Absatz-Standardschriftart"><text:span text:style-name="T80">Wichtig ist hinzuweisen, dass aus wissenschaftlicher Sicht für die Beurteilung der Zusammenarbeit mit Familien, die Skala aus 20 Items allein nicht ausreichend ist, um ein vollständiges Bild von der Zusa</text:span></text:span><text:span text:style-name="Absatz-Standardschriftart"><text:span text:style-name="T4">mmenarbeit mit Familien erfassen zu können. Vielmehr bedarf es noch weiterer umfassender Untersuchungen </text:span></text:span><text:span text:style-name="Absatz-Standardschriftart"><text:span text:style-name="T5">mit einem größeren Spektrum an differenzierten Dimensionen </text:span></text:span><text:span text:style-name="Absatz-Standardschriftart"><text:span text:style-name="T4">und Evaluationen wie z.B.</text:span></text:span><text:span text:style-name="Absatz-Standardschriftart"><text:span text:style-name="T57"> teilnehmende Beobachtung</text:span></text:span><text:span text:style-name="Absatz-Standardschriftart"><text:span text:style-name="T4">, um eindeutigere Aussagen </text:span></text:span><text:span text:style-name="Absatz-Standardschriftart"><text:span text:style-name="T5">über die elterlichen Erwartungen, Bedürfnisse und Anforderungen in Bezug auf die Zusammenarbeit mit Familien in den FRÖBEL-Kindertageseinrichtungen sowie über die Qualität der Zusammenarbeit mit Eltern </text:span></text:span><text:span text:style-name="Absatz-Standardschriftart"><text:span text:style-name="T4">treffen zu können.</text:span></text:span><text:span text:style-name="Absatz-Standardschriftart"><text:span text:style-name="T17"> Außerdem stellen d</text:span></text:span><text:span text:style-name="Absatz-Standardschriftart"><text:span text:style-name="T39">ie Items der Subskala “Zusammenarbeit mit Familien” <text:s/>diejenigen Aspekte dar, die für die gelungene Zusammenarbeit aus Sich der Träger relevant sind, jedoch heißt es nicht, dass dieselben Aspekte auch für die Eltern von Bedeutung sind. </text:span></text:span><text:span text:style-name="Absatz-Standardschriftart"><text:span text:style-name="T17">Ebenso eine geringe Anzahl an Prädiktoren in der vorliegenden Untersuchung erlaubt nur begrenzte Analysemöglichkeiten und Aussagen. </text:span></text:span><text:span text:style-name="Absatz-Standardschriftart"><text:span text:style-name="T39">Es </text:span></text:span><text:soft-page-break/><text:span text:style-name="Absatz-Standardschriftart"><text:span text:style-name="T39">können ebenfalls anhand dieser Items keine Aussagen zur Qualität der Zusammenarbeit getroffen werden. </text:span></text:span><text:span text:style-name="Absatz-Standardschriftart"><text:span text:style-name="T4">Kritisch muss weiterhin die fehlende objektive Erfassung der Zusammenarbeit mit Familien angemerkt werden, da die Daten auf den Selbsteinschätzungen der Eltern basieren, so dass die Validität vermutlich eingeschränkt ist.</text:span></text:span></text:p>
      <text:p text:style-name="P4"><text:span text:style-name="Absatz-Standardschriftart"><text:span text:style-name="T4"><text:tab/></text:span></text:span><text:span text:style-name="T102">Für zukünftige Befragungen könnte man überlegen, solche Aspekte wie Lebenssituation, Bildungsstand, Familienstand, Migrationshintergrund in die Befragung aufzunehmen, um somit die Urteile besser relativieren zu können. Hier wäre interessant zu schauen, ob es Unterschiede in der Bewertung der Zusammenarbeit zwischen Eltern mit und ohne Migrationshintergrund gibt. Inwieweit zeigen sich die Unterschiede bzw. die Zusammenhänge in der Beurteilung der Zusammenarbeit mit Familien durch die Eltern in verschiedenen Bundesländern. Die aktuellste Studie, die sich mit der Zufriedenheit der Eltern mit der Zusammenarbeit zwischen Familien und Kindertageseinrichtungen nach den östlichen und westlichen Bundesländern befasst hat, wurde von Wolf im Jahre 2002 durchgeführt. Außerdem</text:span><text:span text:style-name="Absatz-Standardschriftart"><text:span text:style-name="T66"> wäre interessant zu untersuchen, welche Faktoren für die Einschätzung der Zusammenarbeit mit Familien in den FRÖBEL-Einrichtungen eine signifikante Rolle spielen. Auch weitere Studien zu den Effekten der Zusammenarbeit wären notwendig.</text:span></text:span></text:p>
      <text:p text:style-name="P4"><text:span text:style-name="T31"><text:tab/></text:span></text:p>
      <text:p text:style-name="P2"/>
      <text:p text:style-name="P6"/>
      <text:p text:style-name="P10"><text:span text:style-name="Absatz-Standardschriftart"><text:span text:style-name="T90"/></text:span></text:p>
      <text:p text:style-name="P5"/>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1" svg:font-family="'Lohit Hindi'"/>
    <style:font-face style:name="Times New Roman1" svg:font-family="'Times New Roman'" style:font-family-generic="roman"/>
    <style:font-face style:name="Ubuntu" svg:font-family="Ubuntu" style:font-family-generic="swiss"/>
    <style:font-face style:name="NeueDemos" svg:font-family="NeueDemos" style:font-family-generic="system"/>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yna </meta:initial-creator>
    <meta:creation-date>2014-11-02T19:00:50</meta:creation-date>
    <dc:date>2014-11-02T19:01:50</dc:date>
    <dc:creator>iryna </dc:creator>
    <meta:editing-duration>P0D</meta:editing-duration>
    <meta:editing-cycles>1</meta:editing-cycles>
    <meta:document-statistic meta:table-count="0" meta:image-count="0" meta:object-count="0" meta:page-count="9" meta:paragraph-count="27" meta:word-count="3338" meta:character-count="25115" meta:non-whitespace-character-count="21742"/>
    <meta:generator>LibreOffice/3.5$Linux_X86_64 LibreOffice_project/350m1$Build-2</meta:generator>
  </office:meta>
</office:document-meta>
</file>